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oolContext.getServletApi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ToolContext.get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pToolContext.getP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oolContext.JspToolContext( VelocityEngine velocity ,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ToolContext.putToo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